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EA0000005AA6494B57F95987E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Italic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2" style:family="graphic" style:parent-style-name="standard">
      <style:graphic-properties draw:fill-color="#333333" draw:textarea-vertical-align="middle"/>
    </style:style>
    <style:style style:name="gr3" style:family="graphic" style:parent-style-name="standard">
      <style:graphic-properties draw:fill-color="#000000" draw:textarea-vertical-align="middle"/>
    </style:style>
    <style:style style:name="gr4" style:family="graphic" style:parent-style-name="standard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marker-start="Short_20_line_20_Arrow" draw:marker-end="Short_20_line_20_Arrow" draw:textarea-vertical-align="bottom"/>
    </style:style>
    <style:style style:name="gr8" style:family="graphic" style:parent-style-name="standard">
      <style:graphic-properties draw:fill-color="#cccccc" draw:textarea-vertical-align="middle"/>
    </style:style>
    <style:style style:name="gr9" style:family="graphic" style:parent-style-name="standard">
      <style:graphic-properties draw:marker-start="Short_20_line_20_Arrow" draw:marker-end="Short_20_line_20_Arrow" draw:textarea-vertical-align="middle"/>
    </style:style>
    <style:style style:name="gr10" style:family="graphic" style:parent-style-name="standard">
      <style:graphic-properties draw:marker-end="Short_20_line_20_Arrow" draw:textarea-vertical-align="middle"/>
    </style:style>
    <style:style style:name="gr11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53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marker-start="Short_20_line_20_Arrow" draw:marker-end="Short_20_line_20_Arrow" draw:textarea-vertical-align="middle"/>
    </style:style>
    <style:style style:name="gr17" style:family="graphic" style:parent-style-name="standard">
      <style:graphic-properties draw:fill-color="#000000" draw:textarea-vertical-align="middle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038cm"/>
    </style:style>
    <style:style style:name="gr20" style:family="graphic" style:parent-style-name="standard">
      <style:graphic-properties draw:stroke="dash" draw:stroke-dash="Fine_20_Dashed"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1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73cm" fo:min-width="0.008cm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000000"/>
      <style:paragraph-properties fo:text-align="center"/>
      <style:text-properties fo:color="#ffffff" fo:font-size="10pt" fo:font-weight="bold" style:font-size-asian="10pt" style:font-size-complex="10pt"/>
    </style:style>
    <style:style style:name="P5" style:family="paragraph">
      <loext:graphic-properties draw:fill-color="#000000"/>
      <style:paragraph-properties fo:text-align="center"/>
      <style:text-properties fo:color="#ffffff" fo:font-weight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-color="#000000"/>
      <style:paragraph-properties fo:text-align="center"/>
      <style:text-properties fo:color="#ffffff" fo:font-size="13pt" fo:font-weight="bold" style:font-size-asian="13pt" style:font-size-complex="13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cccccc"/>
      <style:paragraph-properties fo:text-align="center"/>
      <style:text-properties style:font-name="Arial1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style:paragraph-properties fo:text-align="center">
        <style:tab-stops>
          <style:tab-stop style:position="56.007cm"/>
        </style:tab-stops>
      </style:paragraph-properties>
    </style:style>
    <style:style style:name="P13" style:family="paragraph">
      <style:paragraph-properties fo:text-align="center">
        <style:tab-stops>
          <style:tab-stop style:position="56.007cm"/>
        </style:tab-stops>
      </style:paragraph-properties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9pt" style:font-size-asian="9pt" style:font-size-complex="9pt"/>
    </style:style>
    <style:style style:name="P15" style:family="paragraph"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fo:font-weight="bold" style:font-size-asian="10pt" style:font-size-complex="10pt"/>
    </style:style>
    <style:style style:name="T3" style:family="text">
      <style:text-properties fo:color="#ffffff" fo:font-weight="bold"/>
    </style:style>
    <style:style style:name="T4" style:family="text">
      <style:text-properties fo:color="#ffffff" style:text-outline="false" style:text-line-through-style="none" style:text-line-through-type="none" style:font-name="Arial" fo:font-size="13pt" fo:font-style="normal" fo:text-shadow="none" style:text-underline-style="none" fo:font-weight="bold" style:letter-kerning="true" style:font-name-asian="Microsoft YaHei" style:font-size-asian="13pt" style:font-style-asian="normal" style:font-weight-asian="normal" style:font-name-complex="Ari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1" fo:font-size="32pt" style:font-size-asian="32pt" style:font-size-complex="32pt"/>
    </style:style>
    <style:style style:name="T6" style:family="text">
      <style:text-properties style:font-name="Arial1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2" draw:id="id2" draw:layer="layout" svg:width="2.54cm" svg:height="2.413cm" svg:x="3.286cm" svg:y="6.842cm">
          <text:p text:style-name="P1"><text:span text:style-name="T1">Celd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3" draw:layer="layout" svg:width="0.738cm" svg:height="0.246cm" draw:transform="rotate (0.785398163397448) translate (4.81cm 8.827cm)">
          <text:p/>
        </draw:rect>
        <draw:rect draw:style-name="gr2" draw:text-style-name="P3" draw:layer="layout" svg:width="0.738cm" svg:height="0.246cm" draw:transform="rotate (0.785398163397448) translate (3.606cm 7.618cm)">
          <text:p/>
        </draw:rect>
        <draw:rect draw:style-name="gr2" draw:text-style-name="P3" draw:layer="layout" svg:width="0.738cm" svg:height="0.246cm" draw:transform="rotate (2.35619449019234) translate (4.062cm 9.001cm)">
          <text:p/>
        </draw:rect>
        <draw:rect draw:style-name="gr2" draw:text-style-name="P3" draw:layer="layout" svg:width="0.738cm" svg:height="0.246cm" draw:transform="rotate (2.35619449019234) translate (5.332cm 7.792cm)">
          <text:p/>
        </draw:rect>
        <draw:rect draw:style-name="gr3" draw:text-style-name="P4" xml:id="id1" draw:id="id1" draw:layer="layout" svg:width="2.413cm" svg:height="1.016cm" svg:x="9.001cm" svg:y="6.207cm">
          <text:p text:style-name="P1"><text:span text:style-name="T2">F</text:span><text:span text:style-name="T2">U</text:span><text:span text:style-name="T2">E</text:span><text:span text:style-name="T2">N</text:span><text:span text:style-name="T2">T</text:span><text:span text:style-name="T2">E </text:span></text:p>
          <text:p text:style-name="P1"><text:span text:style-name="T2">R</text:span><text:span text:style-name="T2">E</text:span><text:span text:style-name="T2">G</text:span><text:span text:style-name="T2">U</text:span><text:span text:style-name="T2">L</text:span><text:span text:style-name="T2">A</text:span><text:span text:style-name="T2">D</text:span><text:span text:style-name="T2">A</text:span></text:p>
        </draw:rect>
        <draw:rect draw:style-name="gr3" draw:text-style-name="P5" xml:id="id3" draw:id="id3" draw:layer="layout" svg:width="2.032cm" svg:height="1.016cm" svg:x="8.747cm" svg:y="9.001cm">
          <text:p text:style-name="P1"><text:span text:style-name="T3">ADC</text:span></text:p>
        </draw:rect>
        <draw:connector draw:style-name="gr4" draw:text-style-name="P6" draw:layer="layout" draw:line-skew="-1.468cm" svg:x1="9.001cm" svg:y1="6.715cm" svg:x2="4.556cm" svg:y2="6.842cm" draw:start-shape="id1" draw:start-glue-point="3" draw:end-shape="id2" draw:end-glue-point="4" svg:d="M9001 6715h-3048v-388h-1397v515" svg:viewBox="0 0 4446 516">
          <text:p/>
        </draw:connector>
        <draw:connector draw:style-name="gr5" draw:text-style-name="P1" draw:layer="layout" draw:line-skew="0cm -1.468cm" svg:x1="4.556cm" svg:y1="9.255cm" svg:x2="9.001cm" svg:y2="6.715cm" draw:start-shape="id2" draw:start-glue-point="6" draw:end-shape="id1" draw:end-glue-point="3" svg:d="M4556 9255v514h1397v-3054h3048" svg:viewBox="0 0 4446 3055">
          <text:p/>
        </draw:connector>
        <draw:connector draw:style-name="gr6" draw:text-style-name="P1" draw:layer="layout" draw:line-skew="-0.071cm" svg:x1="5.826cm" svg:y1="8.049cm" svg:x2="8.747cm" svg:y2="9.509cm" draw:start-shape="id2" draw:start-glue-point="7" draw:end-shape="id3" draw:end-glue-point="3" svg:d="M5826 8049h1397v1460h1524" svg:viewBox="0 0 2922 1461">
          <text:p/>
        </draw:connector>
        <draw:connector draw:style-name="gr6" draw:text-style-name="P1" draw:layer="layout" draw:line-skew="0cm 1.137cm -0.071cm" svg:x1="3.286cm" svg:y1="8.049cm" svg:x2="8.747cm" svg:y2="9.509cm" draw:start-shape="id2" draw:start-glue-point="5" draw:end-shape="id3" draw:end-glue-point="3" svg:d="M3286 8049h-514v2857h4451v-1397h1524" svg:viewBox="0 0 5976 2858">
          <text:p/>
        </draw:connector>
        <draw:rect draw:style-name="gr3" draw:text-style-name="P8" xml:id="id4" draw:id="id4" draw:layer="layout" svg:width="5.08cm" svg:height="2.54cm" svg:x="14.462cm" svg:y="8.239cm">
          <text:p text:style-name="P7"><text:span text:style-name="T4">ESP32-WROVER-E</text:span></text:p>
          <text:p text:style-name="P7"><text:span text:style-name="T4">32Bits Dual core </text:span></text:p>
          <text:p text:style-name="P7"><text:span text:style-name="T4">+ </text:span></text:p>
          <text:p text:style-name="P7"><text:span text:style-name="T4">Wi-Fi</text:span></text:p>
        </draw:rect>
        <draw:connector draw:style-name="gr7" draw:text-style-name="P9" draw:layer="layout" svg:x1="10.779cm" svg:y1="9.509cm" svg:x2="14.462cm" svg:y2="9.509cm" draw:start-shape="id3" draw:start-glue-point="1" draw:end-shape="id4" draw:end-glue-point="3" svg:d="M10779 9509h3683" svg:viewBox="0 0 3684 1">
          <text:p text:style-name="P1"><text:span text:style-name="T1"/></text:p>
        </draw:connector>
        <draw:rect draw:style-name="gr8" draw:text-style-name="P10" xml:id="id6" draw:id="id6" draw:layer="layout" svg:width="5.334cm" svg:height="1.397cm" svg:x="14.335cm" svg:y="14.716cm">
          <text:p text:style-name="P1"><text:span text:style-name="T5">1</text:span><text:span text:style-name="T5">2</text:span><text:span text:style-name="T5">3</text:span><text:span text:style-name="T5">.</text:span><text:span text:style-name="T5">4</text:span><text:span text:style-name="T5">5</text:span><text:span text:style-name="T5">6</text:span><text:span text:style-name="T6"> </text:span><text:span text:style-name="T6">kg</text:span></text:p>
        </draw:rect>
        <draw:rect draw:style-name="gr3" draw:text-style-name="P4" xml:id="id5" draw:id="id5" draw:layer="layout" svg:width="4.064cm" svg:height="1.524cm" svg:x="14.97cm" svg:y="12.557cm">
          <text:p text:style-name="P1"><text:span text:style-name="T2">LCD </text:span></text:p>
          <text:p text:style-name="P1"><text:span text:style-name="T2">Driver</text:span></text:p>
          <text:p text:style-name="P1"><text:span text:style-name="T2"/></text:p>
        </draw:rect>
        <draw:connector draw:style-name="gr9" draw:text-style-name="P1" draw:layer="layout" svg:x1="17.002cm" svg:y1="10.779cm" svg:x2="17.002cm" svg:y2="12.557cm" draw:start-shape="id4" draw:start-glue-point="2" draw:end-shape="id5" draw:end-glue-point="0" svg:d="M17002 10779v1778" svg:viewBox="0 0 1 1779">
          <text:p/>
        </draw:connector>
        <draw:connector draw:style-name="gr10" draw:text-style-name="P1" draw:layer="layout" svg:x1="17.002cm" svg:y1="14.081cm" svg:x2="17.002cm" svg:y2="14.716cm" draw:start-shape="id5" draw:start-glue-point="2" draw:end-shape="id6" draw:end-glue-point="0" svg:d="M17002 14081v635" svg:viewBox="0 0 1 636">
          <text:p/>
        </draw:connector>
        <draw:frame draw:style-name="gr11" draw:text-style-name="P1" draw:layer="layout" svg:width="6.868cm" svg:height="1.143cm" svg:x="12.049cm" svg:y="2.27cm">
          <draw:image xlink:href="Pictures/10000000000001EA0000005AA6494B57F95987E0.png" xlink:type="simple" xlink:show="embed" xlink:actuate="onLoad">
            <text:p/>
          </draw:image>
        </draw:frame>
        <draw:frame draw:style-name="gr12" draw:text-style-name="P11" draw:layer="layout" svg:width="2.166cm" svg:height="0.645cm" svg:x="14.535cm" svg:y="1.635cm">
          <draw:text-box draw:corner-radius="0.201cm">
            <text:p><text:span text:style-name="T1">TECL</text:span><text:span text:style-name="T1">ADO</text:span></text:p>
          </draw:text-box>
        </draw:frame>
        <draw:frame draw:style-name="gr13" draw:text-style-name="P11" draw:layer="layout" svg:width="1.653cm" svg:height="0.645cm" svg:x="15.996cm" svg:y="16.113cm">
          <draw:text-box>
            <text:p><text:span text:style-name="T1">Display</text:span></text:p>
          </draw:text-box>
        </draw:frame>
        <draw:rect draw:style-name="gr3" draw:text-style-name="P5" xml:id="id7" draw:id="id7" draw:layer="layout" svg:width="1.905cm" svg:height="2.032cm" svg:x="23.225cm" svg:y="4.81cm">
          <text:p text:style-name="P1"><text:span text:style-name="T2">I/O</text:span></text:p>
          <text:p text:style-name="P1"><text:span text:style-name="T2">Aisladas</text:span></text:p>
          <text:p text:style-name="P1"><text:span text:style-name="T2">Potencia</text:span></text:p>
          <text:p text:style-name="P1"><text:span text:style-name="T2">(opcional)</text:span></text:p>
        </draw:rect>
        <draw:connector draw:style-name="gr14" draw:text-style-name="P9" draw:layer="layout" svg:x1="19.542cm" svg:y1="9.509cm" svg:x2="23.225cm" svg:y2="5.826cm" draw:start-shape="id4" draw:start-glue-point="1" draw:end-shape="id7" draw:end-glue-point="3" svg:d="M19542 9509h1842v-3683h1841" svg:viewBox="0 0 3684 3684">
          <text:p text:style-name="P1"><text:span text:style-name="T1"/></text:p>
        </draw:connector>
        <draw:rect draw:style-name="gr3" draw:text-style-name="P5" xml:id="id9" draw:id="id9" draw:layer="layout" svg:width="4.064cm" svg:height="2.286cm" svg:x="5.572cm" svg:y="13.446cm">
          <text:p text:style-name="P1"><text:span text:style-name="T3">Antena</text:span></text:p>
          <text:p text:style-name="P1"><text:span text:style-name="T3">Wi-Fi</text:span></text:p>
        </draw:rect>
        <draw:custom-shape draw:style-name="gr15" draw:text-style-name="P1" xml:id="id8" draw:id="id8" draw:layer="layout" svg:width="0.254cm" svg:height="0.254cm" draw:transform="rotate (1.5707963267949) translate (14.462cm 10.77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6" draw:text-style-name="P13" draw:layer="layout" svg:x1="14.462cm" svg:y1="10.652cm" svg:x2="9.636cm" svg:y2="14.589cm" draw:start-shape="id8" draw:start-glue-point="4" draw:end-shape="id9" draw:end-glue-point="1" svg:d="M14462 10652h-2413v3937h-2413" svg:viewBox="0 0 4827 3938">
          <text:p text:style-name="P12"><text:span text:style-name="T1">50ohm </text:span><text:span text:style-name="T1">coaxial</text:span></text:p>
        </draw:connector>
        <draw:rect draw:style-name="gr17" draw:text-style-name="P5" xml:id="id11" draw:id="id11" draw:layer="layout" svg:width="1.397cm" svg:height="2.159cm" svg:x="21.066cm" svg:y="11.033cm">
          <text:p/>
        </draw:rect>
        <draw:custom-shape draw:style-name="gr15" draw:text-style-name="P1" xml:id="id10" draw:id="id10" draw:layer="layout" svg:width="0.254cm" svg:height="0.254cm" draw:transform="rotate (-1.5707963267949) translate (19.542cm 10.52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4" draw:text-style-name="P9" draw:layer="layout" svg:x1="19.542cm" svg:y1="10.652cm" svg:x2="21.066cm" svg:y2="12.112cm" draw:start-shape="id10" draw:start-glue-point="4" draw:end-shape="id11" draw:end-glue-point="3" svg:d="M19542 10652h762v1460h762" svg:viewBox="0 0 1525 1461">
          <text:p text:style-name="P1"><text:span text:style-name="T1">UART</text:span></text:p>
        </draw:connector>
        <draw:line draw:style-name="gr18" draw:text-style-name="P2" draw:layer="layout" svg:x1="22.463cm" svg:y1="12.153cm" svg:x2="25.257cm" svg:y2="12.176cm">
          <text:p/>
        </draw:line>
        <draw:frame draw:style-name="gr19" draw:text-style-name="P14" draw:layer="layout" svg:width="2.538cm" svg:height="0.607cm" svg:x="23.098cm" svg:y="12.43cm">
          <draw:text-box>
            <text:p><text:span text:style-name="T7">RS232/RS485</text:span></text:p>
          </draw:text-box>
        </draw:frame>
        <draw:rect draw:style-name="gr3" draw:text-style-name="P4" xml:id="id12" draw:id="id12" draw:layer="layout" svg:width="1.778cm" svg:height="1.524cm" svg:x="23.352cm" svg:y="8.747cm">
          <text:p text:style-name="P1"><text:span text:style-name="T2">Memoria</text:span></text:p>
          <text:p text:style-name="P1"><text:span text:style-name="T2">EEPROM</text:span></text:p>
        </draw:rect>
        <draw:connector draw:style-name="gr14" draw:text-style-name="P15" draw:layer="layout" svg:x1="23.352cm" svg:y1="9.509cm" svg:x2="19.542cm" svg:y2="9.509cm" draw:start-shape="id12" draw:start-glue-point="3" draw:end-shape="id4" draw:end-glue-point="1" svg:d="M23352 9509h-3810" svg:viewBox="0 0 3811 1">
          <text:p text:style-name="P1"><text:span text:style-name="T8"/></text:p>
        </draw:connector>
        <draw:rect draw:style-name="gr3" draw:text-style-name="P5" xml:id="id13" draw:id="id13" draw:layer="layout" svg:width="1.905cm" svg:height="2.032cm" svg:x="14.589cm" svg:y="4.81cm">
          <text:p text:style-name="P1"><text:span text:style-name="T2">GPIO</text:span></text:p>
          <text:p text:style-name="P1"><text:span text:style-name="T2">Expan</text:span><text:span text:style-name="T2">der</text:span></text:p>
        </draw:rect>
        <draw:connector draw:style-name="gr14" draw:text-style-name="P1" draw:layer="layout" draw:line-skew="0.515cm" svg:x1="16.494cm" svg:y1="5.826cm" svg:x2="19.542cm" svg:y2="9.509cm" draw:start-shape="id13" draw:start-glue-point="1" draw:end-shape="id4" draw:end-glue-point="1" svg:d="M16494 5826h4064v3683h-1016" svg:viewBox="0 0 4065 3684">
          <text:p text:style-name="P1"/>
        </draw:connector>
        <draw:rect draw:style-name="gr20" draw:text-style-name="P6" draw:layer="layout" svg:width="5.969cm" svg:height="5.969cm" svg:x="2.27cm" svg:y="5.699cm">
          <text:p/>
        </draw:rect>
        <draw:frame draw:style-name="gr21" draw:text-style-name="P16" draw:layer="layout" svg:width="5.713cm" svg:height="0.963cm" svg:x="2.526cm" svg:y="4.81cm">
          <draw:text-box>
            <text:p>Receptor de carga</text:p>
          </draw:text-box>
        </draw:frame>
        <draw:frame draw:style-name="gr22" draw:text-style-name="P17" draw:layer="layout" svg:width="1.044cm" svg:height="0.725cm" svg:x="17.764cm" svg:y="5.228cm">
          <draw:text-box>
            <text:p><text:span text:style-name="T8">i2c</text:span></text:p>
          </draw:text-box>
        </draw:frame>
        <draw:frame draw:style-name="gr22" draw:text-style-name="P17" draw:layer="layout" svg:width="1.044cm" svg:height="0.725cm" svg:x="21.464cm" svg:y="5.229cm">
          <draw:text-box>
            <text:p><text:span text:style-name="T8">i2c</text:span></text:p>
          </draw:text-box>
        </draw:frame>
        <draw:frame draw:style-name="gr22" draw:text-style-name="P17" draw:layer="layout" svg:width="1.044cm" svg:height="0.725cm" svg:x="21.564cm" svg:y="8.929cm">
          <draw:text-box>
            <text:p><text:span text:style-name="T8">i2c</text:span></text:p>
          </draw:text-box>
        </draw:frame>
        <draw:custom-shape draw:style-name="gr23" draw:text-style-name="P6" draw:layer="layout" svg:width="1.016cm" svg:height="1.397cm" svg:x="15.097cm" svg:y="3.4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18" draw:layer="layout" svg:width="3.313cm" svg:height="1.673cm" svg:x="11.033cm" svg:y="7.836cm">
          <draw:text-box>
            <text:p text:style-name="P1"><text:span text:style-name="T8">SPI</text:span></text:p>
            <text:p text:style-name="P1"><text:span text:style-name="T8">+</text:span></text:p>
            <text:p text:style-name="P1"><text:span text:style-name="T8">Interrupt </text:span><text:span text:style-name="T8">signal</text:span></text:p>
          </draw:text-box>
        </draw:frame>
        <draw:frame draw:style-name="gr22" draw:text-style-name="P17" draw:layer="layout" svg:width="1.044cm" svg:height="0.725cm" svg:x="16.864cm" svg:y="11.429cm">
          <draw:text-box>
            <text:p><text:span text:style-name="T8">i</text:span><text:span text:style-name="T8">2</text:span><text:span text:style-name="T8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Italic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onzalo Sanchez</meta:initial-creator>
    <meta:creation-date>2020-09-09T19:36:09.56</meta:creation-date>
    <dc:date>2021-03-24T15:22:17.806224802</dc:date>
    <meta:editing-duration>PT1H3M15S</meta:editing-duration>
    <meta:editing-cycles>8</meta:editing-cycles>
    <meta:generator>LibreOffice/6.0.7.3$Linux_X86_64 LibreOffice_project/00m0$Build-3</meta:generator>
    <meta:document-statistic meta:object-count="42"/>
  </office:meta>
</office:document-meta>
</file>